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4">
      <style:paragraph-properties fo:text-align="start" style:justify-single-word="false"/>
      <style:text-properties fo:font-weight="normal" officeooo:rsid="0063514d" officeooo:paragraph-rsid="0063514d" style:font-weight-asian="normal" style:font-weight-complex="normal"/>
    </style:style>
    <style:style style:name="P2" style:family="paragraph" style:parent-style-name="Preformatted_20_Text">
      <style:paragraph-properties fo:margin-left="0cm" fo:margin-right="0cm" fo:text-indent="0cm" style:auto-text-indent="false" style:writing-mode="lr-tb"/>
    </style:style>
    <style:style style:name="P3" style:family="paragraph" style:parent-style-name="Preformatted_20_Text">
      <style:paragraph-properties fo:margin-left="0cm" fo:margin-right="0cm" fo:margin-top="0cm" fo:margin-bottom="0.499cm" style:contextual-spacing="false" fo:text-indent="0cm" style:auto-text-indent="false" style:writing-mode="lr-tb"/>
    </style:style>
    <style:style style:name="P4" style:family="paragraph" style:parent-style-name="Preformatted_20_Text">
      <style:paragraph-properties style:writing-mode="lr-tb"/>
    </style:style>
    <style:style style:name="P5" style:family="paragraph" style:parent-style-name="Preformatted_20_Text">
      <style:paragraph-properties fo:margin-top="0cm" fo:margin-bottom="0.499cm" style:contextual-spacing="false" style:writing-mode="lr-tb"/>
    </style:style>
    <style:style style:name="P6" style:family="paragraph" style:parent-style-name="Standard">
      <style:paragraph-properties fo:text-align="center" style:justify-single-word="false"/>
      <style:text-properties fo:font-size="12pt" fo:font-weight="bold" officeooo:rsid="001a0012"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2274d9" officeooo:paragraph-rsid="002274d9"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28d11b" officeooo:paragraph-rsid="0028d11b"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3eac8f" officeooo:paragraph-rsid="003eac8f"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456fba" officeooo:paragraph-rsid="00456fba"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46d6f3" officeooo:paragraph-rsid="0046d6f3"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4a359e" officeooo:paragraph-rsid="004a359e"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normal" officeooo:rsid="001a0012" officeooo:paragraph-rsid="001a0012"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a5431" officeooo:paragraph-rsid="001a5431"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c3b96" officeooo:paragraph-rsid="001c3b96"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274d9" officeooo:paragraph-rsid="002274d9"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abbb9" officeooo:paragraph-rsid="002abbb9"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30d4da" officeooo:paragraph-rsid="0030d4da"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35eab3" officeooo:paragraph-rsid="0035eab3"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456fba" officeooo:paragraph-rsid="00456fba"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46d6f3" officeooo:paragraph-rsid="0046d6f3"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officeooo:paragraph-rsid="0035eab3" style:font-size-asian="12pt" style:font-size-complex="12pt"/>
    </style:style>
    <style:style style:name="P24" style:family="paragraph" style:parent-style-name="Standard">
      <style:paragraph-properties fo:text-align="start" style:justify-single-word="false"/>
      <style:text-properties fo:font-size="12pt" officeooo:paragraph-rsid="0046d6f3" style:font-size-asian="12pt" style:font-size-complex="12pt"/>
    </style:style>
    <style:style style:name="P25" style:family="paragraph" style:parent-style-name="Standard">
      <style:paragraph-properties fo:text-align="start" style:justify-single-word="false"/>
      <style:text-properties fo:font-size="12pt" officeooo:rsid="003c2dcf" officeooo:paragraph-rsid="003c2dcf" style:font-size-asian="12pt" style:font-size-complex="12pt"/>
    </style:style>
    <style:style style:name="P26" style:family="paragraph" style:parent-style-name="Standard">
      <style:paragraph-properties fo:text-align="start" style:justify-single-word="false"/>
      <style:text-properties fo:font-size="12pt" officeooo:rsid="003d685b" officeooo:paragraph-rsid="003d685b" style:font-size-asian="12pt" style:font-size-complex="12pt"/>
    </style:style>
    <style:style style:name="P27" style:family="paragraph" style:parent-style-name="Standard">
      <style:paragraph-properties fo:text-align="start" style:justify-single-word="false"/>
      <style:text-properties fo:font-size="12pt" officeooo:rsid="003fc9b6" officeooo:paragraph-rsid="003fc9b6" style:font-size-asian="12pt" style:font-size-complex="12pt"/>
    </style:style>
    <style:style style:name="P28" style:family="paragraph" style:parent-style-name="Standard">
      <style:paragraph-properties fo:text-align="start" style:justify-single-word="false"/>
      <style:text-properties fo:font-size="12pt" officeooo:rsid="004094d0" officeooo:paragraph-rsid="004094d0" style:font-size-asian="12pt" style:font-size-complex="12pt"/>
    </style:style>
    <style:style style:name="P29" style:family="paragraph" style:parent-style-name="Standard">
      <style:paragraph-properties fo:text-align="start" style:justify-single-word="false"/>
      <style:text-properties fo:font-size="12pt" officeooo:rsid="004bbda1" officeooo:paragraph-rsid="004bbda1" style:font-size-asian="12pt" style:font-size-complex="12pt"/>
    </style:style>
    <style:style style:name="P30" style:family="paragraph" style:parent-style-name="Standard">
      <style:paragraph-properties fo:text-align="start" style:justify-single-word="false"/>
      <style:text-properties fo:font-size="12pt" officeooo:rsid="004cd392" officeooo:paragraph-rsid="004cd392" style:font-size-asian="12pt" style:font-size-complex="12pt"/>
    </style:style>
    <style:style style:name="P31" style:family="paragraph" style:parent-style-name="Standard">
      <style:paragraph-properties fo:text-align="start" style:justify-single-word="false"/>
      <style:text-properties fo:font-size="12pt" officeooo:rsid="0051d468" officeooo:paragraph-rsid="0051d468" style:font-size-asian="12pt" style:font-size-complex="12pt"/>
    </style:style>
    <style:style style:name="P32" style:family="paragraph" style:parent-style-name="Standard">
      <style:paragraph-properties fo:text-align="start" style:justify-single-word="false"/>
      <style:text-properties fo:font-size="12pt" officeooo:rsid="005c67a9" officeooo:paragraph-rsid="005c67a9" style:font-size-asian="12pt" style:font-size-complex="12pt"/>
    </style:style>
    <style:style style:name="P33" style:family="paragraph" style:parent-style-name="Standard">
      <style:paragraph-properties fo:text-align="start" style:justify-single-word="false"/>
      <style:text-properties fo:font-size="12pt" officeooo:rsid="004bbda1" officeooo:paragraph-rsid="004bbda1" fo:background-color="#1f1f1f" style:font-size-asian="12pt" style:font-size-complex="12pt"/>
    </style:style>
    <style:style style:name="P34" style:family="paragraph" style:parent-style-name="Standard" style:list-style-name="L5">
      <style:paragraph-properties fo:text-align="start" style:justify-single-word="false"/>
      <style:text-properties officeooo:paragraph-rsid="005e9d7d"/>
    </style:style>
    <style:style style:name="P35" style:family="paragraph" style:parent-style-name="Standard" style:list-style-name="L5">
      <style:paragraph-properties fo:text-align="start" style:justify-single-word="false"/>
      <style:text-properties officeooo:paragraph-rsid="005e2fa9"/>
    </style:style>
    <style:style style:name="P36" style:family="paragraph" style:parent-style-name="Standard">
      <style:paragraph-properties fo:text-align="start" style:justify-single-word="false"/>
      <style:text-properties officeooo:paragraph-rsid="003eac8f"/>
    </style:style>
    <style:style style:name="P37" style:family="paragraph" style:parent-style-name="Standard">
      <style:paragraph-properties fo:text-align="start" style:justify-single-word="false"/>
      <style:text-properties officeooo:paragraph-rsid="0046d6f3"/>
    </style:style>
    <style:style style:name="P38" style:family="paragraph" style:parent-style-name="Standard">
      <style:paragraph-properties fo:text-align="start" style:justify-single-word="false"/>
      <style:text-properties officeooo:paragraph-rsid="005e9d7d"/>
    </style:style>
    <style:style style:name="P39" style:family="paragraph" style:parent-style-name="Standard">
      <style:paragraph-properties fo:text-align="start" style:justify-single-word="false"/>
      <style:text-properties officeooo:paragraph-rsid="00675c04"/>
    </style:style>
    <style:style style:name="P40" style:family="paragraph" style:parent-style-name="Standard">
      <style:paragraph-properties fo:text-align="start" style:justify-single-word="false"/>
      <style:text-properties fo:font-weight="normal" officeooo:rsid="0063b453" officeooo:paragraph-rsid="0063b453" style:font-weight-asian="normal" style:font-weight-complex="normal"/>
    </style:style>
    <style:style style:name="P41" style:family="paragraph" style:parent-style-name="Standard">
      <style:paragraph-properties fo:text-align="start" style:justify-single-word="false"/>
      <style:text-properties fo:font-weight="normal" officeooo:rsid="00675c04" officeooo:paragraph-rsid="00675c04" style:font-weight-asian="normal" style:font-weight-complex="normal"/>
    </style:style>
    <style:style style:name="P42" style:family="paragraph" style:parent-style-name="Standard">
      <style:paragraph-properties fo:text-align="start" style:justify-single-word="false"/>
      <style:text-properties fo:font-weight="normal" officeooo:rsid="0063514d" officeooo:paragraph-rsid="0063514d" style:font-weight-asian="normal" style:font-weight-complex="normal"/>
    </style:style>
    <style:style style:name="P43" style:family="paragraph" style:parent-style-name="Standard">
      <style:paragraph-properties fo:text-align="start" style:justify-single-word="false"/>
      <style:text-properties fo:font-weight="bold" officeooo:rsid="0063514d" officeooo:paragraph-rsid="0063514d" style:font-weight-asian="bold" style:font-weight-complex="bold"/>
    </style:style>
    <style:style style:name="P44" style:family="paragraph" style:parent-style-name="Standard">
      <style:paragraph-properties fo:text-align="start" style:justify-single-word="false"/>
      <style:text-properties fo:font-weight="bold" officeooo:rsid="00675c04" officeooo:paragraph-rsid="00675c04" style:font-weight-asian="bold" style:font-weight-complex="bold"/>
    </style:style>
    <style:style style:name="P45" style:family="paragraph" style:parent-style-name="Standard">
      <style:paragraph-properties fo:text-align="start" style:justify-single-word="false"/>
      <style:text-properties officeooo:rsid="005f1a9e" officeooo:paragraph-rsid="005f1a9e"/>
    </style:style>
    <style:style style:name="P46" style:family="paragraph" style:parent-style-name="Standard">
      <style:paragraph-properties fo:text-align="start" style:justify-single-word="false"/>
      <style:text-properties officeooo:rsid="0061181d" officeooo:paragraph-rsid="0061181d"/>
    </style:style>
    <style:style style:name="P47" style:family="paragraph" style:parent-style-name="Standard">
      <style:paragraph-properties fo:text-align="start" style:justify-single-word="false"/>
      <style:text-properties officeooo:rsid="0062914b" officeooo:paragraph-rsid="0062914b"/>
    </style:style>
    <style:style style:name="P48" style:family="paragraph" style:parent-style-name="Text_20_body" style:list-style-name="L1">
      <style:paragraph-properties fo:text-align="start" style:justify-single-word="false"/>
      <style:text-properties officeooo:rsid="004094d0" officeooo:paragraph-rsid="004094d0"/>
    </style:style>
    <style:style style:name="P49" style:family="paragraph" style:parent-style-name="Text_20_body">
      <style:paragraph-properties fo:text-align="start" style:justify-single-word="false"/>
      <style:text-properties officeooo:rsid="004094d0" officeooo:paragraph-rsid="004094d0"/>
    </style:style>
    <style:style style:name="P50" style:family="paragraph" style:parent-style-name="Text_20_body" style:list-style-name="L1">
      <style:paragraph-properties fo:text-align="start" style:justify-single-word="false"/>
    </style:style>
    <style:style style:name="P51" style:family="paragraph" style:parent-style-name="Text_20_body" style:list-style-name="L1">
      <style:paragraph-properties fo:text-align="start" style:justify-single-word="false"/>
      <style:text-properties fo:font-size="12pt" officeooo:rsid="0041de50" officeooo:paragraph-rsid="0041de50" style:font-size-asian="12pt" style:font-size-complex="12pt"/>
    </style:style>
    <style:style style:name="P52" style:family="paragraph" style:parent-style-name="Text_20_body" style:list-style-name="L2">
      <style:paragraph-properties fo:margin-top="0cm" fo:margin-bottom="0cm" style:contextual-spacing="false"/>
      <style:text-properties fo:font-size="12pt" style:font-size-asian="12pt" style:font-size-complex="12pt"/>
    </style:style>
    <style:style style:name="P53" style:family="paragraph" style:parent-style-name="Text_20_body" style:list-style-name="L2">
      <style:text-properties fo:font-size="12pt" style:font-size-asian="12pt" style:font-size-complex="12pt"/>
    </style:style>
    <style:style style:name="P54" style:family="paragraph" style:parent-style-name="Text_20_body" style:list-style-name="L3">
      <style:paragraph-properties fo:margin-top="0cm" fo:margin-bottom="0cm" style:contextual-spacing="false"/>
      <style:text-properties fo:font-size="12pt" style:font-size-asian="12pt" style:font-size-complex="12pt"/>
    </style:style>
    <style:style style:name="P55" style:family="paragraph" style:parent-style-name="Text_20_body" style:list-style-name="L3">
      <style:text-properties fo:font-size="12pt" style:font-size-asian="12pt" style:font-size-complex="12pt"/>
    </style:style>
    <style:style style:name="P56" style:family="paragraph" style:parent-style-name="Text_20_body" style:list-style-name="L4">
      <style:paragraph-properties fo:margin-top="0cm" fo:margin-bottom="0cm" style:contextual-spacing="false"/>
      <style:text-properties fo:font-size="12pt" style:font-size-asian="12pt" style:font-size-complex="12pt"/>
    </style:style>
    <style:style style:name="P57" style:family="paragraph" style:parent-style-name="Text_20_body" style:list-style-name="L4">
      <style:text-properties fo:font-size="12pt" style:font-size-asian="12pt" style:font-size-complex="12pt"/>
    </style:style>
    <style:style style:name="P58" style:family="paragraph" style:parent-style-name="Text_20_body">
      <style:text-properties fo:font-size="12pt" style:font-size-asian="12pt" style:font-size-complex="12pt"/>
    </style:style>
    <style:style style:name="P59" style:family="paragraph" style:parent-style-name="Text_20_body">
      <style:text-properties officeooo:paragraph-rsid="005d7440"/>
    </style:style>
    <style:style style:name="T1" style:family="text">
      <style:text-properties officeooo:rsid="001bf6a1"/>
    </style:style>
    <style:style style:name="T2" style:family="text">
      <style:text-properties officeooo:rsid="001de698"/>
    </style:style>
    <style:style style:name="T3" style:family="text">
      <style:text-properties officeooo:rsid="001f6618"/>
    </style:style>
    <style:style style:name="T4" style:family="text">
      <style:text-properties officeooo:rsid="00224680"/>
    </style:style>
    <style:style style:name="T5" style:family="text">
      <style:text-properties officeooo:rsid="00240b42"/>
    </style:style>
    <style:style style:name="T6" style:family="text">
      <style:text-properties officeooo:rsid="00249028"/>
    </style:style>
    <style:style style:name="T7" style:family="text">
      <style:text-properties officeooo:rsid="0025c72f"/>
    </style:style>
    <style:style style:name="T8" style:family="text">
      <style:text-properties officeooo:rsid="00271025"/>
    </style:style>
    <style:style style:name="T9" style:family="text">
      <style:text-properties officeooo:rsid="002ca408"/>
    </style:style>
    <style:style style:name="T10" style:family="text">
      <style:text-properties fo:font-weight="bold" style:font-weight-asian="bold" style:font-weight-complex="bold"/>
    </style:style>
    <style:style style:name="T11" style:family="text">
      <style:text-properties fo:font-weight="bold" officeooo:rsid="002ca408" style:font-weight-asian="bold" style:font-weight-complex="bold"/>
    </style:style>
    <style:style style:name="T12" style:family="text">
      <style:text-properties officeooo:rsid="002e983e"/>
    </style:style>
    <style:style style:name="T13" style:family="text">
      <style:text-properties officeooo:rsid="002fbd19"/>
    </style:style>
    <style:style style:name="T14" style:family="text">
      <style:text-properties officeooo:rsid="0032b543"/>
    </style:style>
    <style:style style:name="T15" style:family="text">
      <style:text-properties officeooo:rsid="003464b6"/>
    </style:style>
    <style:style style:name="T16" style:family="text">
      <style:text-properties officeooo:rsid="0035eab3"/>
    </style:style>
    <style:style style:name="T17" style:family="text">
      <style:text-properties fo:font-weight="normal" style:font-weight-asian="normal" style:font-weight-complex="normal"/>
    </style:style>
    <style:style style:name="T18" style:family="text">
      <style:text-properties fo:font-weight="normal" officeooo:rsid="0035eab3" style:font-weight-asian="normal" style:font-weight-complex="normal"/>
    </style:style>
    <style:style style:name="T19" style:family="text">
      <style:text-properties fo:font-weight="normal" officeooo:rsid="00675c04" style:font-weight-asian="normal" style:font-weight-complex="normal"/>
    </style:style>
    <style:style style:name="T20" style:family="text">
      <style:text-properties officeooo:rsid="003a9786"/>
    </style:style>
    <style:style style:name="T21" style:family="text">
      <style:text-properties officeooo:rsid="0043c06c"/>
    </style:style>
    <style:style style:name="T22" style:family="text">
      <style:text-properties officeooo:rsid="0045022c"/>
    </style:style>
    <style:style style:name="T23" style:family="text">
      <style:text-properties officeooo:rsid="0047604c"/>
    </style:style>
    <style:style style:name="T24" style:family="text">
      <style:text-properties officeooo:rsid="0049166f"/>
    </style:style>
    <style:style style:name="T25" style:family="text">
      <style:text-properties fo:color="#cccccc" loext:opacity="100%"/>
    </style:style>
    <style:style style:name="T26" style:family="text">
      <style:text-properties fo:color="#dcdcaa" loext:opacity="100%"/>
    </style:style>
    <style:style style:name="T27" style:family="text">
      <style:text-properties fo:color="#9cdcfe" loext:opacity="100%"/>
    </style:style>
    <style:style style:name="T28" style:family="text">
      <style:text-properties fo:color="#ce9178" loext:opacity="100%"/>
    </style:style>
    <style:style style:name="T29" style:family="text">
      <style:text-properties officeooo:rsid="004eaa6d"/>
    </style:style>
    <style:style style:name="T30" style:family="text">
      <style:text-properties officeooo:rsid="00508908"/>
    </style:style>
    <style:style style:name="T31" style:family="text">
      <style:text-properties fo:font-size="12pt" style:font-size-asian="12pt" style:font-size-complex="12pt"/>
    </style:style>
    <style:style style:name="T32" style:family="text">
      <style:text-properties fo:font-size="12pt" officeooo:rsid="003eac8f" style:font-size-asian="12pt" style:font-size-complex="12pt"/>
    </style:style>
    <style:style style:name="T33" style:family="text">
      <style:text-properties fo:font-size="12pt" officeooo:rsid="005c67a9" style:font-size-asian="12pt" style:font-size-complex="12pt"/>
    </style:style>
    <style:style style:name="T34" style:family="text">
      <style:text-properties fo:font-size="12pt" officeooo:rsid="005d7440" style:font-size-asian="12pt" style:font-size-complex="12pt"/>
    </style:style>
    <style:style style:name="T35" style:family="text">
      <style:text-properties fo:font-size="12pt" officeooo:rsid="005e2fa9" style:font-size-asian="12pt" style:font-size-complex="12pt"/>
    </style:style>
    <style:style style:name="T36" style:family="text">
      <style:text-properties fo:font-size="12pt" officeooo:rsid="005e9d7d" style:font-size-asian="12pt" style:font-size-complex="12pt"/>
    </style:style>
    <style:style style:name="T37" style:family="text">
      <style:text-properties fo:font-size="12pt" fo:font-weight="normal" officeooo:rsid="0046d6f3" style:font-size-asian="12pt" style:font-weight-asian="normal" style:font-size-complex="12pt" style:font-weight-complex="normal"/>
    </style:style>
    <style:style style:name="T38" style:family="text">
      <style:text-properties officeooo:rsid="00536788"/>
    </style:style>
    <style:style style:name="T39" style:family="text">
      <style:text-properties officeooo:rsid="00542e33"/>
    </style:style>
    <style:style style:name="T40" style:family="text">
      <style:text-properties officeooo:rsid="00553a57"/>
    </style:style>
    <style:style style:name="T41" style:family="text">
      <style:text-properties officeooo:rsid="0057df9c"/>
    </style:style>
    <style:style style:name="T42" style:family="text">
      <style:text-properties officeooo:rsid="005b7906"/>
    </style:style>
    <style:style style:name="T43" style:family="text">
      <style:text-properties officeooo:rsid="0064e816"/>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ngular UNIT Testing *</text:p>
      <text:p text:style-name="P7"/>
      <text:p text:style-name="P14">*<text:span text:style-name="T10">Jasmine</text:span>: open source javascript testing framework. Provide building block to unit test cases so each line of javascript statement properly unit tested.</text:p>
      <text:p text:style-name="P14"/>
      <text:p text:style-name="P14">-Jasmine is a BDD(Behaviour driven development): Bdd test case written in non technical language so everyone can unde<text:span text:style-name="T1">r</text:span>stand easily.</text:p>
      <text:p text:style-name="P14"/>
      <text:p text:style-name="P15">*Karma<text:span text:style-name="T4">(Test Runner </text:span><text:span text:style-name="T20">configration</text:span><text:span text:style-name="T4"> )</text:span> : Testing automation tool created by angular JS team. Karma is tool made on top of node js to run java-script test cases.</text:p>
      <text:p text:style-name="P15"/>
      <text:p text:style-name="P16">*Angular has two types of unit test:</text:p>
      <text:p text:style-name="P16">1.isolated: <text:span text:style-name="T2">not depend on anything</text:span></text:p>
      <text:p text:style-name="P16">2.integr<text:span text:style-name="T38">a</text:span>tion: <text:span text:style-name="T2">need to test two-two pieces at one time.</text:span><text:span text:style-name="T3">(Component together)</text:span></text:p>
      <text:p text:style-name="P16"/>
      <text:p text:style-name="P16"/>
      <text:p text:style-name="P8">3 <text:span text:style-name="T40">T</text:span>ypes of testing:</text:p>
      <text:p text:style-name="P17">1.unit testing: <text:span text:style-name="T5">testing against single unit.</text:span></text:p>
      <text:p text:style-name="P17">2.E2E t<text:span text:style-name="T39">e</text:span>sting: testing <text:span text:style-name="T7">done </text:span>against live running application <text:span text:style-name="T8">[frontend, web server, DB]</text:span></text:p>
      <text:p text:style-name="P17">3.integration or functional testing: <text:span text:style-name="T6">more than unit but less than complete application.</text:span></text:p>
      <text:p text:style-name="P17"/>
      <text:p text:style-name="P17"/>
      <text:p text:style-name="P9">*Different types of unit test:</text:p>
      <text:p text:style-name="P18">1<text:span text:style-name="T10">.</text:span><text:span text:style-name="T11">I</text:span><text:span text:style-name="T10">solated unit test </text:span>:<text:span text:style-name="T9">A unit might contain business logic that tested isolated. Needs to mock our dependencies .</text:span></text:p>
      <text:p text:style-name="P18">-<text:span text:style-name="T12">Not test template part of component ,only logic </text:span><text:span text:style-name="T13">behind it.</text:span></text:p>
      <text:p text:style-name="P18">-<text:span text:style-name="T9">pipe</text:span></text:p>
      <text:p text:style-name="P18">-<text:span text:style-name="T9">service</text:span></text:p>
      <text:p text:style-name="P18">-<text:span text:style-name="T9">class</text:span></text:p>
      <text:p text:style-name="P18">-<text:span text:style-name="T9">component</text:span></text:p>
      <text:p text:style-name="P18">-<text:span text:style-name="T9">directives</text:span></text:p>
      <text:p text:style-name="P18"/>
      <text:p text:style-name="P18">2.<text:span text:style-name="T10">shallow unit test</text:span></text:p>
      <text:p text:style-name="P18">3.<text:span text:style-name="T10">deep unit test</text:span></text:p>
      <text:p text:style-name="P17"/>
      <text:p text:style-name="P19">two types of integration test:</text:p>
      <text:p text:style-name="P19">1.shallow test: <text:span text:style-name="T14">only test a single component with its template</text:span></text:p>
      <text:p text:style-name="P19">2.deep test: <text:span text:style-name="T14">test many compon</text:span><text:span text:style-name="T15">en</text:span><text:span text:style-name="T14">t having child component.</text:span></text:p>
      <text:p text:style-name="P19"/>
      <text:p text:style-name="P19">-<text:span text:style-name="T16">mocking is useful to test single unit of code.</text:span></text:p>
      <text:p text:style-name="P19"/>
      <text:p text:style-name="P20">*Types of mocks:</text:p>
      <text:p text:style-name="P20">1.dummies: create dummy class and object</text:p>
      <text:p text:style-name="P20">2.stubs: create another class and it take controls</text:p>
      <text:p text:style-name="P23"><text:span text:style-name="T18">fake: </text:span>Provides a working implementation of the interface, but with simpler or limited behavio<text:span text:style-name="T40">u</text:span>r compared to the real dependency. </text:p>
      <text:p text:style-name="P23"><text:span text:style-name="T18">3.spies: </text:span>A real object with some behavio<text:span text:style-name="T40">u</text:span>r monitored or overridden. </text:p>
      <text:p text:style-name="P23"/>
      <text:p text:style-name="P25">*Jasmine and karma are by default used <text:s/>in angular 17 for testing purpose so we only use ng test command to test our application.</text:p>
      <text:p text:style-name="P25"/>
      <text:p text:style-name="P26">*File name should be with extension of spec. ts file so karma can identify this file is used for testing </text:p>
      <text:p text:style-name="P10"><text:soft-page-break/>*<text:span text:style-name="T41">C</text:span>reating test cases:</text:p>
      <text:p text:style-name="P36"><text:span text:style-name="T32">1.using describe(‘string’, anynomous function)-- </text:span><text:span text:style-name="Source_20_Text"><text:span text:style-name="T31">describe</text:span></text:span><text:span text:style-name="T31"> is a </text:span><text:span text:style-name="Strong_20_Emphasis"><text:span text:style-name="T31">Jasmine function</text:span></text:span><text:span text:style-name="T31"> used to group related test cases. </text:span></text:p>
      <text:p text:style-name="P27">2.declare the test variable as empty{};</text:p>
      <text:p text:style-name="P28">3.it (‘statement’, anynomousFunction()),<text:span text:style-name="T21">xit()- used to define test case is in pending state.</text:span></text:p>
      <text:p text:style-name="P28">4.for assertion use expect(‘condition’).toBe(true)</text:p>
      <text:p text:style-name="P28"/>
      <text:list text:style-name="L1">
        <text:list-item>
          <text:p text:style-name="P48"><text:span text:style-name="Source_20_Text"><text:span text:style-name="T31">expect</text:span></text:span><text:span text:style-name="T31"> is a Jasmine function used to perform assertions.</text:span></text:p>
        </text:list-item>
        <text:list-item>
          <text:p text:style-name="P50"><text:span text:style-name="Source_20_Text"><text:span text:style-name="T31">toBe</text:span></text:span><text:span text:style-name="T31"> is a Jasmine matcher used to check strict equality (like </text:span><text:span text:style-name="Source_20_Text"><text:span text:style-name="T31">===</text:span></text:span><text:span text:style-name="T31"> in JavaScript). </text:span></text:p>
        </text:list-item>
        <text:list-item>
          <text:p text:style-name="P51">Pending(): used to define service is in pending state ,<text:span text:style-name="T22">fail()- used to make test case as fail.</text:span></text:p>
        </text:list-item>
      </text:list>
      <text:p text:style-name="P28"/>
      <text:p text:style-name="P49"><text:span text:style-name="Strong_20_Emphasis"><text:span text:style-name="T31">Unit Testing:</text:span></text:span></text:p>
      <text:p text:style-name="P58">Jasmine is a testing framework which supports behaviour driven developments.</text:p>
      <text:p text:style-name="P58">Jasmine uses karma to run tests.</text:p>
      <text:p text:style-name="P58">Karma is a default test-runner for applications created by using angular CLI.</text:p>
      <text:p text:style-name="P58">If you want to skip the unit testing of any component then use ng g c component —skip-tests. Or you can delete the spec.ts file.</text:p>
      <text:p text:style-name="P58"> </text:p>
      <text:p text:style-name="Text_20_body"><text:span text:style-name="Strong_20_Emphasis"><text:span text:style-name="T31">Angular has 2 types of unit test</text:span></text:span><text:span text:style-name="T31">:</text:span></text:p>
      <text:p text:style-name="P58">1)isolated -&gt; trying to test single functionality</text:p>
      <text:p text:style-name="P58">2)integrated -&gt; testing 2-2 pieces at a time</text:p>
      <text:p text:style-name="P58"> </text:p>
      <text:p text:style-name="Text_20_body"><text:span text:style-name="Strong_20_Emphasis"><text:span text:style-name="T31">E2E Testing</text:span></text:span><text:span text:style-name="T31"> -&gt; testing against the live running application.</text:span></text:p>
      <text:p text:style-name="P58">Benefit of e2e testing is we can validate the application working properly as a whole.</text:p>
      <text:p text:style-name="P58">The speed and difficulty of writing the code are the drawback of the e2e testing.</text:p>
      <text:p text:style-name="P58"> </text:p>
      <text:p text:style-name="Text_20_body"><text:span text:style-name="Strong_20_Emphasis"><text:span text:style-name="T31">Unit testing</text:span></text:span><text:span text:style-name="T31"> -&gt; UT is done against the single unit of code. Here unit of code means single class. It can be multiple class.</text:span></text:p>
      <text:p text:style-name="P58">Normally this will be done to check that whether the one part of application is working with the another part.</text:p>
      <text:p text:style-name="P58"> </text:p>
      <text:p text:style-name="Text_20_body"><text:span text:style-name="Strong_20_Emphasis"><text:span text:style-name="T31">Isolated testing:</text:span></text:span></text:p>
      <text:p text:style-name="P58">Basic unit test of the angular. This is what we think of unit test.</text:p>
      <text:p text:style-name="P58">Unit might contain business logic that needs to be tested in isolation.</text:p>
      <text:p text:style-name="P58">There are few angular units that be tested in isolation</text:p>
      <text:list text:style-name="L2">
        <text:list-item>
          <text:p text:style-name="P52">Pipe</text:p>
        </text:list-item>
        <text:list-item>
          <text:p text:style-name="P52"><text:soft-page-break/>Service</text:p>
        </text:list-item>
        <text:list-item>
          <text:p text:style-name="P52">Class</text:p>
        </text:list-item>
        <text:list-item>
          <text:p text:style-name="P52">Component</text:p>
        </text:list-item>
        <text:list-item>
          <text:p text:style-name="P53">Directives</text:p>
        </text:list-item>
      </text:list>
      <text:p text:style-name="P58">In isolation we always should mock our dependencies otherwise it isn’t isolated anymore.</text:p>
      <text:p text:style-name="P58">In isolation testing we don’t test template part for a component only the logic behind it. In this test we test all the methods that have the expected behaviour.</text:p>
      <text:p text:style-name="P58"> </text:p>
      <text:p text:style-name="Text_20_body"><text:span text:style-name="Strong_20_Emphasis"><text:span text:style-name="T31">Integration testing:</text:span></text:span></text:p>
      <text:p text:style-name="P58">It is normally bit more complex. In angular integration test we actually create a module that we are going to test.</text:p>
      <text:p text:style-name="P58">Normally there are 2 type of integration test</text:p>
      <text:list text:style-name="L3">
        <text:list-item>
          <text:p text:style-name="P54">Shallow unit test -&gt; We only test single component with its template.</text:p>
        </text:list-item>
        <text:list-item>
          <text:p text:style-name="P55">Deep integration test -&gt; We test many components actually having child components. Sometime we get scenario to test the both the parent and child component this is call deep integration testing.</text:p>
        </text:list-item>
      </text:list>
      <text:p text:style-name="P58"> </text:p>
      <text:p text:style-name="Text_20_body"><text:span text:style-name="Strong_20_Emphasis"><text:span text:style-name="T31">Mocking:</text:span></text:span></text:p>
      <text:p text:style-name="P58">It is very useful when we want to test single unit of code. Most of the time class does not operate in isolation. Most classes or components have dependencies.</text:p>
      <text:p text:style-name="P58">Type of mocks:</text:p>
      <text:list text:style-name="L4">
        <text:list-item>
          <text:p text:style-name="P56">Dummies</text:p>
        </text:list-item>
        <text:list-item>
          <text:p text:style-name="P56">Stubs</text:p>
        </text:list-item>
        <text:list-item>
          <text:p text:style-name="P57">Spies</text:p>
        </text:list-item>
      </text:list>
      <text:p text:style-name="P58"> </text:p>
      <text:p text:style-name="Text_20_body"><text:span text:style-name="Strong_20_Emphasis"><text:span text:style-name="T31">BeforeEach Method:</text:span></text:span><text:span text:style-name="T31"> beforeEach() method will execute every time before the execution of test.</text:span></text:p>
      <text:p text:style-name="P58"> </text:p>
      <text:p text:style-name="Text_20_body"><text:span text:style-name="Strong_20_Emphasis"><text:span text:style-name="T31">Test Bed: </text:span></text:span><text:span text:style-name="Strong_20_Emphasis"><text:span text:style-name="T33">fixture:hold created component</text:span></text:span></text:p>
      <text:p text:style-name="P59"><text:span text:style-name="Strong_20_Emphasis"><text:span text:style-name="T34">toBeTruthy(): means <text:s/>somehow exist</text:span></text:span></text:p>
      <text:p text:style-name="P58">Test Bed is one of the main utilities for unit testing components, directives, services in angular and it is angular specific.</text:p>
      <text:p text:style-name="P58">TestBed creates a dynamically-constructed angular test module that emulates an Angular @NgModule.</text:p>
      <text:p text:style-name="P58">It also provides methods for creating components and services for unit test cases.</text:p>
      <text:p text:style-name="P58"> </text:p>
      <text:p text:style-name="Text_20_body"><text:span text:style-name="Strong_20_Emphasis"><text:span text:style-name="T31">compileComponents()</text:span></text:span><text:span text:style-name="T31"> - It is use to compile the classes and templates together.</text:span></text:p>
      <text:p text:style-name="P58"><text:soft-page-break/> </text:p>
      <text:p text:style-name="Text_20_body"><text:span text:style-name="Strong_20_Emphasis"><text:span text:style-name="T31">ComponentFixture()</text:span></text:span><text:span text:style-name="T31"> - It is the combination of the class and template. Using the component fixture we can check whether the class is updated or whether the html file is updated. We can unit test one way or two way binding.</text:span></text:p>
      <text:p text:style-name="P58"> </text:p>
      <text:p text:style-name="Text_20_body"><text:span text:style-name="Strong_20_Emphasis"><text:span text:style-name="T31">Code Coverage:</text:span></text:span></text:p>
      <text:p text:style-name="P58">It is also called as test coverage, tells you which part of your code are executed by running the unit and integration tests. Code coverage is typically expressed as percent values for example 78% lines.</text:p>
      <text:p text:style-name="P58">To generate code coverage report run the following command in the root of your project</text:p>
      <text:p text:style-name="P58">Ng test —no-watch —code-coverage</text:p>
      <text:p text:style-name="P58">Ng test —code-coverage</text:p>
      <text:p text:style-name="P58"> </text:p>
      <text:p text:style-name="P58">Generate code coverage for particular component</text:p>
      <text:p text:style-name="P58">Ng test —include src/app/login —code-coverage</text:p>
      <text:p text:style-name="P58"> </text:p>
      <text:p text:style-name="P58">If you want to create code-coverage reports every time you tests, set the following option in the CLI configuration file angular.json</text:p>
      <text:p text:style-name="P58">“Test”:{</text:p>
      <text:p text:style-name="P58">“Options”: {</text:p>
      <text:p text:style-name="P58">  “CodeCoverage”: true</text:p>
      <text:p text:style-name="P58">  }</text:p>
      <text:p text:style-name="P58">}</text:p>
      <text:p text:style-name="P58"> </text:p>
      <text:p text:style-name="Text_20_body"><text:span text:style-name="Strong_20_Emphasis"><text:span text:style-name="T31">NOTE:</text:span></text:span><text:span text:style-name="T31"> instanbul to help us to generate the code coverage</text:span></text:p>
      <text:p text:style-name="P11">*Test Case For Service:</text:p>
      <text:p text:style-name="P21">-pending(): used to tell our service test case is in pending state.</text:p>
      <text:p text:style-name="P21"/>
      <text:p text:style-name="P12">*test case for service inject another service:</text:p>
      <text:p text:style-name="P22">-<text:span text:style-name="T23">if <text:s/>another service injected inside our main service then we need to passed </text:span><text:span text:style-name="T24">that </text:span><text:span text:style-name="T23">service object inside our main service object.</text:span></text:p>
      <text:p text:style-name="P22"/>
      <text:p text:style-name="P13">*Uses of spy object<text:span text:style-name="T17">: <text:s/>If we don’t want to executed method inside logger service so we use spy.</text:span></text:p>
      <text:p text:style-name="P37"><text:span text:style-name="T37">-</text:span><text:span text:style-name="Source_20_Text"><text:span text:style-name="T31">spy</text:span></text:span><text:span text:style-name="T31"> and </text:span><text:span text:style-name="Source_20_Text"><text:span text:style-name="T31">SpyObject</text:span></text:span><text:span text:style-name="T31"> are used to create mock implementations of methods or services for testing purposes. </text:span></text:p>
      <text:p text:style-name="P24">-Temporarily replacing the actual implementation of a method for testing. </text:p>
      <text:p text:style-name="P29">Syntax:</text:p>
      <text:p text:style-name="P33"><text:span text:style-name="T25">    </text:span><text:span text:style-name="T26">spyOn</text:span><text:span text:style-name="T25">(</text:span><text:span text:style-name="T27">loggerobject</text:span><text:span text:style-name="T25">, </text:span><text:span text:style-name="T28">'log'</text:span><text:span text:style-name="T25">).</text:span><text:span text:style-name="T27">and</text:span><text:span text:style-name="T25">.</text:span><text:span text:style-name="T26">callThrough</text:span><text:span text:style-name="T25">(); //used to spyon also and called function</text:span></text:p>
      <text:p text:style-name="P33"><text:span text:style-name="T25">    </text:span><text:span text:style-name="T26">spyOn</text:span><text:span text:style-name="T25">(</text:span><text:span text:style-name="T27">loggerobject</text:span><text:span text:style-name="T25">, </text:span><text:span text:style-name="T28">'log'</text:span><text:span text:style-name="T25">); <text:s/>//If we don’t want to call this method</text:span></text:p>
      <text:p text:style-name="P29"/>
      <text:p text:style-name="P29"><text:soft-page-break/></text:p>
      <text:p text:style-name="P30">*BeforEch: before any test case <text:span text:style-name="T29">first</text:span> this method called.<text:span text:style-name="T30">( isolated to each other)</text:span></text:p>
      <text:p text:style-name="P30"/>
      <text:p text:style-name="P31"><text:span text:style-name="T30">*</text:span>TestBed: <text:span text:style-name="T42">Utility class. Handle all dependencies.</text:span></text:p>
      <text:p text:style-name="P31"/>
      <text:p text:style-name="P32">1.Handling dependencies:</text:p>
      <text:p text:style-name="P32"/>
      <text:p text:style-name="P38"><text:span text:style-name="T36">*</text:span><text:span text:style-name="T35">Angular async() method: </text:span></text:p>
      <text:list text:style-name="L5">
        <text:list-item>
          <text:p text:style-name="P34">It helps in testing asynchronous code, such as code that involves timers, Promises, or Observables, within a controlled testing environment. </text:p>
        </text:list-item>
        <text:list-item>
          <text:p text:style-name="P35">Waits for all pending asynchronous operations (like <text:span text:style-name="Source_20_Text">setTimeout</text:span>, <text:span text:style-name="Source_20_Text">Promise</text:span>, or <text:span text:style-name="Source_20_Text">Observable</text:span>) to complete before finishing the test. </text:p>
        </text:list-item>
      </text:list>
      <text:p text:style-name="P45">*Fixture: used to create wrapper component and its template.</text:p>
      <text:p text:style-name="P46">*fixture.componentInstance: used to take actual instance of component.</text:p>
      <text:p text:style-name="P47">Service inject into component by using get method of testbed class.</text:p>
      <text:p text:style-name="P47"/>
      <text:p text:style-name="P43">*Testbed:</text:p>
      <text:p text:style-name="P42">-Test the interaction of a directives or component with it’s template</text:p>
      <text:p text:style-name="P42">-test change detection</text:p>
      <text:p text:style-name="P42">-test and use angular DI framework</text:p>
      <text:p text:style-name="P42">-Test the NgModule configuration we use in our application</text:p>
      <text:p text:style-name="P42">-It allows us to test user intercation via clicks and input field.</text:p>
      <text:p text:style-name="P42"/>
      <text:h text:style-name="P1" text:outline-level="4"><text:span text:style-name="Strong_20_Emphasis">a. TestBed</text:span></text:h>
      <text:p text:style-name="Text_20_body">TestBed creates a testing module, similar to Angular modules, where components, services, pipes, etc., can be configured.</text:p>
      <text:p text:style-name="Text_20_body">Example:</text:p>
      <text:p text:style-name="Preformatted_20_Text">typescript</text:p>
      <text:p text:style-name="Preformatted_20_Text"/>
      <text:p text:style-name="P2"><text:span text:style-name="Source_20_Text">beforeEach(async () =&gt; {</text:span></text:p>
      <text:p text:style-name="P4"><text:span text:style-name="Source_20_Text"><text:s text:c="2"/>await TestBed.configureTestingModule({</text:span></text:p>
      <text:p text:style-name="P4"><text:span text:style-name="Source_20_Text"><text:s text:c="4"/>declarations: [MyComponent], // Declare components</text:span></text:p>
      <text:p text:style-name="P4"><text:span text:style-name="Source_20_Text"><text:s text:c="4"/>providers: [MyService], // Provide services</text:span></text:p>
      <text:p text:style-name="P4"><text:span text:style-name="Source_20_Text"><text:s text:c="4"/>imports: [HttpClientModule], // Include necessary modules</text:span></text:p>
      <text:p text:style-name="P4"><text:span text:style-name="Source_20_Text"><text:s text:c="2"/>}).compileComponents();</text:span></text:p>
      <text:p text:style-name="P5"><text:span text:style-name="Source_20_Text">});</text:span></text:p>
      <text:h text:style-name="Heading_20_4" text:outline-level="4"><text:span text:style-name="Strong_20_Emphasis">b. Fixtures</text:span></text:h>
      <text:p text:style-name="Text_20_body">Fixtures provide access to a component instance and its debug elements.</text:p>
      <text:p text:style-name="Preformatted_20_Text">typescript</text:p>
      <text:p text:style-name="Preformatted_20_Text"/>
      <text:p text:style-name="P2"><text:span text:style-name="Source_20_Text">let fixture = TestBed.createComponent(MyComponent);</text:span></text:p>
      <text:p text:style-name="P5"><text:span text:style-name="Source_20_Text">let component = fixture.componentInstance;</text:span></text:p>
      <text:h text:style-name="Heading_20_4" text:outline-level="4"><text:span text:style-name="Strong_20_Emphasis">c. Spies</text:span></text:h>
      <text:p text:style-name="Text_20_body">Spies mock dependencies (services, methods) using <text:span text:style-name="Source_20_Text">jasmine.createSpy()</text:span> or <text:span text:style-name="Source_20_Text">jasmine.createSpyObj()</text:span>.</text:p>
      <text:p text:style-name="Text_20_body">Example:</text:p>
      <text:p text:style-name="Preformatted_20_Text"><text:soft-page-break/>typescript</text:p>
      <text:p text:style-name="Preformatted_20_Text"/>
      <text:p text:style-name="P3"><text:span text:style-name="Source_20_Text">let mockService = jasmine.createSpyObj('MyService', ['getData']);</text:span></text:p>
      <text:p text:style-name="P40">*To generate code-coverage :<text:span text:style-name="T43">(tells how many lines are left for testing, how many code is correctly rested.)</text:span></text:p>
      <text:p text:style-name="P40">npm run test –code-coverage: run this command , needs to cover 100%</text:p>
      <text:p text:style-name="P40"/>
      <text:p text:style-name="P40"/>
      <text:p text:style-name="P40"/>
      <text:p text:style-name="P44">*Angular Material:</text:p>
      <text:p text:style-name="P41">-For installation :ng add @angular/material</text:p>
      <text:p text:style-name="P39"><text:span text:style-name="T19">*FlattenData(): </text:span>The <text:span text:style-name="Source_20_Text">flattenData()</text:span> function processes the fetched data and converts it into a flat structure. If the original data contains nested objects or arrays, this function restructures it into a single-level object. </text:p>
      <text:p text:style-name="P39">{ "name": "John Doe", "address.city": "New York", "address.zip": "10001" }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3T14:02:43.789000000</meta:creation-date>
    <dc:date>2025-02-20T13:10:36.173000000</dc:date>
    <meta:editing-duration>P6DT23H6M21S</meta:editing-duration>
    <meta:editing-cycles>71</meta:editing-cycles>
    <meta:generator>LibreOffice/7.6.4.1$Windows_X86_64 LibreOffice_project/e19e193f88cd6c0525a17fb7a176ed8e6a3e2aa1</meta:generator>
    <meta:document-statistic meta:table-count="0" meta:image-count="0" meta:object-count="0" meta:page-count="6" meta:paragraph-count="163" meta:word-count="1374" meta:character-count="8844" meta:non-whitespace-character-count="7575"/>
  </office:meta>
</office:document-meta>
</file>